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00a933"/>
    </style:style>
    <style:style style:name="ce6" style:family="table-cell" style:parent-style-name="Default">
      <style:table-cell-properties fo:background-color="#f10d0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800080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37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3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40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in"/>
    </style:style>
    <style:style style:name="ce41" style:family="table-cell" style:parent-style-name="Warning">
      <style:table-cell-properties fo:background-color="#00a933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68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76" style:family="table-cell" style:parent-style-name="Default">
      <style:table-cell-properties fo:background-color="#28471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83" style:family="table-cell" style:parent-style-name="Warning">
      <style:table-cell-properties fo:background-color="#729fcf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table:style-name="ce1"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table:style-name="ce5" office:value-type="string" calcext:value-type="string">
            <text:p>Var 3</text:p>
          </table:table-cell>
          <table:table-cell table:style-name="ce37"/>
          <table:table-cell table:style-name="ce68" table:number-columns-repeated="2"/>
          <table:table-cell table:style-name="ce76" office:value-type="string" calcext:value-type="string">
            <text:p>VAR 3 (2) </text:p>
          </table:table-cell>
          <table:table-cell table:number-columns-repeated="2" table:style-name="ce61" office:value-type="string" calcext:value-type="string">
            <text:p>VAR 3 TRUE</text:p>
          </table:table-cell>
        </table:table-row>
        <table:table-row table:style-name="ro1">
          <table:table-cell table:style-name="ce6" office:value-type="string" calcext:value-type="string">
            <text:p>NONON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table:style-name="ce10" office:value-type="string" calcext:value-type="string">
            <text:p>Var 5</text:p>
          </table:table-cell>
          <table:table-cell table:style-name="ce39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76" office:value-type="string" calcext:value-type="string">
            <text:p>VAR 21(6)</text:p>
          </table:table-cell>
        </table:table-row>
        <table:table-row table:style-name="ro1">
          <table:table-cell table:style-name="ce10" office:value-type="string" calcext:value-type="string">
            <text:p>Var 6</text:p>
          </table:table-cell>
          <table:table-cell/>
          <table:table-cell table:number-columns-repeated="5" table:style-name="ce52" office:value-type="string" calcext:value-type="string">
            <text:p>VAR 21 &amp; 6</text:p>
          </table:table-cell>
        </table:table-row>
        <table:table-row table:style-name="ro1">
          <table:table-cell table:style-name="ce10" office:value-type="string" calcext:value-type="string">
            <text:p>Var 7</text:p>
          </table:table-cell>
          <table:table-cell table:style-name="ce40"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3" table:style-name="ce26" office:value-type="string" calcext:value-type="string">
            <text:p>VAR 7 &amp; 8</text:p>
          </table:table-cell>
        </table:table-row>
        <table:table-row table:style-name="ro1">
          <table:table-cell table:style-name="ce10"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table:style-name="ce19"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Var 13</text:p>
          </table:table-cell>
          <table:table-cell table:number-columns-repeated="5" table:style-name="ce41" office:value-type="string" calcext:value-type="string">
            <text:p>Var 13</text:p>
          </table:table-cell>
          <table:table-cell table:style-name="ce83" office:value-type="string" calcext:value-type="string">
            <text:p>Var 13</text:p>
          </table:table-cell>
        </table:table-row>
        <table:table-row table:style-name="ro1">
          <table:table-cell table:style-name="ce6"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11:22:56.525289968</dc:date>
    <meta:editing-duration>P5DT17H16M59S</meta:editing-duration>
    <meta:editing-cycles>59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9" meta:object-count="0"/>
  </office:meta>
</office:document-meta>
</file>